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60a87"/>
    </style:style>
    <style:style style:name="P2" style:family="paragraph" style:parent-style-name="Standard">
      <style:text-properties officeooo:rsid="0016382d" officeooo:paragraph-rsid="0016382d"/>
    </style:style>
    <style:style style:name="P3" style:family="paragraph" style:parent-style-name="Standard">
      <style:text-properties officeooo:rsid="00168aeb" officeooo:paragraph-rsid="00168aeb"/>
    </style:style>
    <style:style style:name="T1" style:family="text">
      <style:text-properties officeooo:rsid="0016382d"/>
    </style:style>
    <style:style style:name="T2" style:family="text">
      <style:text-properties officeooo:rsid="00168aeb"/>
    </style:style>
    <style:style style:name="T3" style:family="text">
      <style:text-properties officeooo:rsid="00184af4"/>
    </style:style>
    <style:style style:name="T4" style:family="text">
      <style:text-properties officeooo:rsid="0019d0d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2. Describe agility (for software projects) in your own words.</text:p>
      <text:p text:style-name="P1"/>
      <text:p text:style-name="P2">-The ability for a team to overcome problems and obstacles while programming as well as building modular programs that can easily be applied to other places or be removed without breaking everything. Agility is an ability to overcome and adapt. <text:s/></text:p>
      <text:p text:style-name="P2"/>
      <text:p text:style-name="P3">My little sister is going in to the medical field and my little brother seems on the path of a businessman. I hope one day to combine our skills into a program we can all contribute to making. In this example I would be providing working code constantly to my sister who has medical knowledge and fixing sections to be up to world class standard. She will have medical knowledge I do not and I will have coding knowledge she does not. Our ability to work together and combine our expertise will be crucial. <text:s/>If and when we create something worth having my little brother can help with marketing it and creating business relationships. <text:span text:style-name="T3">EPIC [current is standard across US medical facilities] probably already does many of the things I imagine but the goal is to lower the skill requirement needed for medical professionals and to lower mistakes. EX: ‘hey this med cannot be given with that other med for this reason’ or ‘this person is allergic to this med’. It could provide better medical care to everyone across the planet. </text:span></text:p>
      <text:p text:style-name="P1"/>
      <text:p text:style-name="P1">5.3. Why does an iterative process make it easier to manage change? Is every agile process discussed in this chapter iterative? Is it possible to complete a project in just one iteration and still be agile? Explain your answers.<text:line-break/><text:line-break/>-<text:span text:style-name="T1">It makes it easier because you’re working on sections of code that will interact with each other. EX: My stopwatch bit of code could be easily applied in other projects or places and if we remove it entirely it will not break the entire program. <text:s text:c="2"/>If I make a stopwatch in one iteration it is still agile because I can recycle it elsewhere. </text:span></text:p>
      <text:p text:style-name="P1"/>
      <text:p text:style-name="P1">5.7. Why do requirements change so much? After all, don’t people know what they want?<text:line-break/></text:p>
      <text:p text:style-name="P2">-Speaking from my experience doing paid code work the customer is poor at articulating what they want. They seemed to know what they wanted to a degree but had trouble articulating it effectively to the programmer. So one reason requirements will change frequently is the customer getting exactly what they asked for and then they will phrase what they want more concisely. An incremented approach to this allows me to not move forward without incremented approval. </text:p>
      <text:p text:style-name="P1"/>
      <text:p text:style-name="P1">5.8. Most agile process models recommend face-to-face communication. Yet today, members of a software team and their customers may be geographically separated from one another. Do you think this implies that geographical separation is something to avoid? Can you think of ways to overcome this problem?</text:p>
      <text:p text:style-name="P1"/>
      <text:p text:style-name="P2">-I do not care where my programming peers are located so long as they’re not driving down the value of our services, we can effectively communicate, and my intellectual property can be reasonably protected from them and a place that might not care if they steal it. <text:line-break/>Honestly IRC would be enough for me I think. Especially if they’re not <text:span text:style-name="T4">mastery level</text:span> in English typing can be easier and more effective that speaking. Otherwise Discord can be utilized. Skype if I really feel the need to see their face etc. The ability to effectively easily communicate <text:span text:style-name="T2">certainly has value. The more we communicate and communicate effectively the less time wasted because of misunderstandings or differences in preferences. <text:line-break/><text:line-break/></text:span><text:soft-page-break/><text:span text:style-name="T2">I hope the face to face can be overcome. I really want to travel with my work to a lower cost of living place with a climate that agrees with me more. I also want to demand a wage that resembles what I might get here at home while “working from home” abroad. </text:span></text:p>
      <text:p text:style-name="P2"/>
      <text:p text:style-name="P3">PS: I don’t know if I have ever mentioned it to you but I find your story (bits I’m aware of) of traveling here with your programming skills to be inspirational and I too hope to one day move to far away foreign lands and find meaningful work.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8T15:14:43.221000000</meta:creation-date>
    <dc:date>2019-09-28T16:20:40.840000000</dc:date>
    <meta:editing-duration>PT3M14S</meta:editing-duration>
    <meta:editing-cycles>1</meta:editing-cycles>
    <meta:document-statistic meta:table-count="0" meta:image-count="0" meta:object-count="0" meta:page-count="2" meta:paragraph-count="9" meta:word-count="688" meta:character-count="3975" meta:non-whitespace-character-count="3281"/>
    <meta:generator>LibreOffice/6.1.2.1$Windows_X86_64 LibreOffice_project/65905a128db06ba48db947242809d14d3f9a93fe</meta:generator>
  </office:meta>
</office:document-meta>
</file>